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1cd" officeooo:paragraph-rsid="0001f1cd"/>
    </style:style>
    <style:style style:name="P2" style:family="paragraph" style:parent-style-name="Standard">
      <style:text-properties style:font-name="Tibetan Machine Uni" fo:font-size="12pt" fo:font-weight="normal" officeooo:rsid="0001f1cd" officeooo:paragraph-rsid="0001f1cd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betan Machine Uni" fo:font-size="12pt" fo:font-weight="normal" officeooo:paragraph-rsid="0001f1c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Tibetan Machine Uni" fo:font-size="12pt" fo:letter-spacing="normal" fo:font-style="normal" fo:font-weight="normal" officeooo:rsid="0001f1cd" officeooo:paragraph-rsid="0001f1c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Tibetan Machine Uni" fo:font-size="12pt" fo:letter-spacing="normal" fo:font-style="normal" fo:font-weight="normal" officeooo:paragraph-rsid="0001f1cd"/>
    </style:style>
    <style:style style:name="T1" style:family="text">
      <style:text-properties officeooo:rsid="0001f1cd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officeooo:rsid="0001f1cd"/>
    </style:style>
    <style:style style:name="T4" style:family="text">
      <style:text-properties fo:font-variant="normal" fo:text-transform="none" fo:color="#000000" fo:letter-spacing="normal" fo:font-style="normal" officeooo:rsid="0005ceba"/>
    </style:style>
    <style:style style:name="T5" style:family="text">
      <style:text-properties officeooo:rsid="0005ceba"/>
    </style:style>
    <style:style style:name="T6" style:family="text">
      <style:text-properties style:font-name="Times New Roman" fo:font-size="14pt"/>
    </style:style>
    <style:style style:name="T7" style:family="text">
      <style:text-properties style:font-name="Times New Roman" fo:font-size="14pt" officeooo:rsid="0005ceba"/>
    </style:style>
    <style:style style:name="T8" style:family="text">
      <style:text-properties officeooo:rsid="0001f1cd" style:font-size-asian="12pt" style:font-weight-asian="normal" style:font-size-complex="12pt" style:font-weight-complex="normal"/>
    </style:style>
    <style:style style:name="T9" style:family="text">
      <style:text-properties officeooo:rsid="0005ceba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CQ ANSWERS</text:p>
      <text:p text:style-name="P2"/>
      <text:p text:style-name="P2">1) b) Serialization</text:p>
      <text:p text:style-name="P3"><text:span text:style-name="T1">2) a) </text:span><text:span text:style-name="T5">R</text:span><text:span text:style-name="T2">epresents supplier of Boolean-valued results</text:span></text:p>
      <text:p text:style-name="P3"><text:span text:style-name="T1">3) d)</text:span><text:span text:style-name="T2"> Function</text:span></text:p>
      <text:p text:style-name="P3"><text:span text:style-name="T1">4) </text:span><text:span text:style-name="T2">c) StringList.forEach()</text:span></text:p>
      <text:p text:style-name="P3"><text:span text:style-name="T1">5) </text:span><text:span text:style-name="T2">a) sequential and parallel</text:span></text:p>
      <text:p text:style-name="P3"><text:span text:style-name="T3">6) </text:span><text:span text:style-name="T2">b) newWorkStealingPool</text:span></text:p>
      <text:p text:style-name="P3"><text:span text:style-name="T3">7) </text:span><text:span text:style-name="T2">b) It reads all the lines from a file as a Stream</text:span></text:p>
      <text:p text:style-name="P3"><text:span text:style-name="T3">8) </text:span><text:span text:style-name="T2">c) Optional is used to represent null with absent value</text:span></text:p>
      <text:p text:style-name="P3"><text:span text:style-name="T3">9) </text:span><text:span text:style-name="T2">a) Nashorn</text:span></text:p>
      <text:p text:style-name="P3"><text:span text:style-name="T3">10) </text:span><text:span text:style-name="T2">b) Single Abstract Method</text:span></text:p>
      <text:p text:style-name="P3"><text:span text:style-name="T3">11) </text:span><text:span text:style-name="T2">c</text:span><text:span text:style-name="T3">)</text:span><text:span text:style-name="T2"> (int i) -&gt; i;</text:span></text:p>
      <text:p text:style-name="P4">12) <text:span text:style-name="T5">blank</text:span></text:p>
      <text:p text:style-name="P3"><text:span text:style-name="T3">13) </text:span><text:span text:style-name="T2">d</text:span><text:span text:style-name="T3">)</text:span><text:span text:style-name="T2"> A b = (String s) -&gt; 1;</text:span></text:p>
      <text:p text:style-name="P3"><text:span text:style-name="T3">14) </text:span><text:span text:style-name="T2">c</text:span><text:span text:style-name="T3">)</text:span><text:span text:style-name="T2"> In a return statement</text:span></text:p>
      <text:p text:style-name="P5"><text:span text:style-name="T8">15) </text:span><text:span text:style-name="T9">(</text:span><text:span text:style-name="T6">b</text:span><text:span text:style-name="T7">)</text:span><text:span text:style-name="T6">. java.util.function.Consumer, </text:span><text:span text:style-name="T7">(</text:span><text:span text:style-name="T6">c</text:span><text:span text:style-name="T7">)</text:span><text:span text:style-name="T6">. java.util.function.Supplier ,</text:span><text:span text:style-name="T7">(</text:span><text:span text:style-name="T6">d</text:span><text:span text:style-name="T7">)</text:span><text:span text:style-name="T6">. java.util.function.Predicate, </text:span><text:span text:style-name="T7">(</text:span><text:span text:style-name="T6">e</text:span><text:span text:style-name="T7">)</text:span><text:span text:style-name="T6">. java.util.function.Function</text:span></text:p>
      <text:p text:style-name="P4"/>
      <text:p text:style-name="P3"><text:span text:style-name="T3">16) </text:span><text:span text:style-name="T2">b</text:span><text:span text:style-name="T3">)</text:span><text:span text:style-name="T2"> This program prints: true</text:span></text:p>
      <text:p text:style-name="P3"><text:span text:style-name="T3">17) </text:span><text:span text:style-name="T2">b</text:span><text:span text:style-name="T3">) </text:span><text:span text:style-name="T2">The get() method in java.util.function.Supplier interface</text:span></text:p>
      <text:p text:style-name="P3"><text:span text:style-name="T3">18) </text:span><text:span text:style-name="T2">a</text:span><text:span text:style-name="T3">)</text:span><text:span text:style-name="T2"> java.util.concurrent.Callable,</text:span><text:span text:style-name="T3"> d) java.lang.Comparable </text:span></text:p>
      <text:p text:style-name="P4">19) <text:span text:style-name="T5">a) </text:span>limit, <text:span text:style-name="T5">b) </text:span>peek, <text:span text:style-name="T5">d) </text:span>skip</text:p>
      <text:p text:style-name="P3"><text:span text:style-name="T3">20) </text:span><text:span text:style-name="T2">c</text:span><text:span text:style-name="T3">)</text:span><text:span text:style-name="T2"> </text:span><text:span text:style-name="T3">m</text:span><text:span text:style-name="T2">ax</text:span></text:p>
      <text:p text:style-name="P3"><text:span text:style-name="T3">21) </text:span><text:span text:style-name="T2">d</text:span><text:span text:style-name="T3">) </text:span><text:span text:style-name="T2">findFirst</text:span></text:p>
      <text:p text:style-name="P3"><text:span text:style-name="T3">22) </text:span><text:span text:style-name="T2">d</text:span><text:span text:style-name="T3">)</text:span><text:span text:style-name="T2"> LocalDate.now().plusDays(5);</text:span></text:p>
      <text:p text:style-name="P4">23) <text:span text:style-name="T5">b) </text:span>NANOS AND HALF_DAYS</text:p>
      <text:p text:style-name="P3"><text:span text:style-name="T3">24) </text:span><text:span text:style-name="T2">c</text:span><text:span text:style-name="T4">)</text:span><text:span text:style-name="T2"> java.time.Instant cla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6:08:27.586273805</meta:creation-date>
    <dc:date>2022-07-29T10:37:27.807393204</dc:date>
    <meta:editing-duration>PT4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34" meta:character-count="857" meta:non-whitespace-character-count="747"/>
  </office:meta>
</office:document-meta>
</file>